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use-window-font-color="true" fo:font-style="normal" style:font-style-asian="normal" style:font-style-complex="normal"/>
    </style:style>
    <style:style style:name="T1" style:family="text">
      <style:text-properties fo:color="#800000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text-input text:description="jooscript">${recipient.name}</text:text-input></text:p>
      <text:p text:style-name="Standard"><text:text-input text:description="jooscript">${recipient.address}</text:text-input></text:p>
      <text:p text:style-name="Standard"><text:text-input text:description="jooscript">${recipient.postCode}</text:text-input> <text:text-input text:description="jooscript">${recipient.city}</text:text-input></text:p>
      <text:p text:style-name="Standard"/>
      <text:p text:style-name="Standard"/>
      <text:p text:style-name="Standard"/>
      <text:p text:style-name="Standard"><text:text-input text:description="jooscript">${date?date}</text:text-input></text:p>
      <text:p text:style-name="Standard"/>
      <text:p text:style-name="Standard"/>
      <text:p text:style-name="Standard"/>
      <text:p text:style-name="Standard">Dear <text:text-input text:description="jooscript">${recipient.name}</text:text-input>,</text:p>
      <text:p text:style-name="Standard"/>
      <text:p text:style-name="Standard">Thank you for trying <text:a xlink:type="simple" xlink:href="http://www.artofsolving.com/jooreports"><text:span text:style-name="T1">JOOReports</text:span></text:a>.</text:p>
      <text:p text:style-name="Standard"/>
      <text:p text:style-name="Standard">Yours sincerely,</text:p>
      <text:p text:style-name="Standard"/>
      <text:p text:style-name="P2"><text:a xlink:type="simple" xlink:href="mailto:mirko@artofsolving.com"><text:span text:style-name="T1">Mirko Nasato</text:span></text:a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OReports 2.0 Letter Dem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5-06-02T15:38:26</meta:creation-date>
    <dc:date>2010-11-22T11:25:46</dc:date>
    <dc:language>en-GB</dc:language>
    <meta:editing-cycles>26</meta:editing-cycles>
    <meta:editing-duration>PT00H27M27S</meta:editing-duration>
    <meta:document-statistic meta:table-count="0" meta:image-count="0" meta:object-count="0" meta:page-count="1" meta:paragraph-count="9" meta:word-count="20" meta:character-count="197"/>
    <meta:user-defined meta:name="Info 1"/>
    <meta:user-defined meta:name="Info 2"/>
    <meta:user-defined meta:name="Info 3"/>
    <meta:user-defined meta:name="Info 4"/>
  </office:meta>
</office:document-meta>
</file>